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Inter" svg:font-family="Inter" style:font-pitch="variable"/>
    <style:font-face style:name="Inter Semi Bold" svg:font-family="'Inter Semi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813d1" officeooo:paragraph-rsid="000813d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Text_20_body" style:list-style-name="L1">
      <style:paragraph-properties fo:margin-top="0in" fo:margin-bottom="0in" style:contextual-spacing="false"/>
      <style:text-properties officeooo:paragraph-rsid="000813d1"/>
    </style:style>
    <style:style style:name="P4" style:family="paragraph" style:parent-style-name="Text_20_body" style:list-style-name="L1">
      <style:paragraph-properties fo:margin-top="0in" fo:margin-bottom="0in" style:contextual-spacing="false"/>
      <style:text-properties officeooo:rsid="000813d1" officeooo:paragraph-rsid="000813d1"/>
    </style:style>
    <style:style style:name="P5" style:family="paragraph" style:parent-style-name="Text_20_body" style:list-style-name="L1">
      <style:paragraph-properties fo:margin-top="0in" fo:margin-bottom="0in" style:contextual-spacing="false"/>
      <style:text-properties officeooo:rsid="00087a82" officeooo:paragraph-rsid="00087a82"/>
    </style:style>
    <style:style style:name="P6" style:family="paragraph" style:parent-style-name="Text_20_body" style:list-style-name="L1">
      <style:paragraph-properties fo:margin-top="0in" fo:margin-bottom="0in" style:contextual-spacing="false"/>
      <style:text-properties officeooo:rsid="00087a82" officeooo:paragraph-rsid="0008be42"/>
    </style:style>
    <style:style style:name="P7" style:family="paragraph" style:parent-style-name="Text_20_body" style:list-style-name="L1">
      <style:paragraph-properties fo:margin-top="0in" fo:margin-bottom="0in" style:contextual-spacing="false"/>
      <style:text-properties officeooo:rsid="00087a82" officeooo:paragraph-rsid="000b9035"/>
    </style:style>
    <style:style style:name="P8" style:family="paragraph" style:parent-style-name="Text_20_body" style:list-style-name="L1">
      <style:paragraph-properties fo:margin-top="0in" fo:margin-bottom="0in" style:contextual-spacing="false"/>
      <style:text-properties officeooo:rsid="0008be42" officeooo:paragraph-rsid="0008be42"/>
    </style:style>
    <style:style style:name="P9" style:family="paragraph" style:parent-style-name="Text_20_body" style:list-style-name="L1">
      <style:paragraph-properties fo:margin-top="0in" fo:margin-bottom="0in" style:contextual-spacing="false"/>
      <style:text-properties officeooo:rsid="0009f48a" officeooo:paragraph-rsid="0009f48a"/>
    </style:style>
    <style:style style:name="P10" style:family="paragraph" style:parent-style-name="Text_20_body" style:list-style-name="L1">
      <style:paragraph-properties fo:margin-top="0in" fo:margin-bottom="0in" style:contextual-spacing="false"/>
      <style:text-properties officeooo:rsid="000b9035" officeooo:paragraph-rsid="000b9035"/>
    </style:style>
    <style:style style:name="T1" style:family="text">
      <style:text-properties officeooo:rsid="0008be42"/>
    </style:style>
    <style:style style:name="T2" style:family="text">
      <style:text-properties officeooo:rsid="000d8a9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ree and Open Source Blocksworld Clone</text:h>
      <text:p text:style-name="P2"/>
      <text:list xml:id="list3897953837" text:style-name="L1">
        <text:list-item>
          <text:p text:style-name="P3">Will use GoDot as the game engine.</text:p>
          <text:list>
            <text:list-item>
              <text:p text:style-name="P9">Code with gdscript.</text:p>
            </text:list-item>
            <text:list-item>
              <text:p text:style-name="P3">Music from bensound.com or community contributors.</text:p>
            </text:list-item>
            <text:list-item>
              <text:p text:style-name="P3">Graphics with Inkscape and Krita.</text:p>
            </text:list-item>
            <text:list-item>
              <text:p text:style-name="P9">3D models with Blender.</text:p>
            </text:list-item>
            <text:list-item>
              <text:p text:style-name="P9">SQL for databases.</text:p>
            </text:list-item>
          </text:list>
        </text:list-item>
        <text:list-item>
          <text:p text:style-name="P7"><text:span text:style-name="T1">GUI</text:span> and <text:span text:style-name="T1">CLI</text:span> interfaces <text:span text:style-name="T1">would be ideal.</text:span></text:p>
          <text:list>
            <text:list-item>
              <text:p text:style-name="P8">Qt would be ideal for GUI, use qtcreator. If not, then use GoDot’s UI system.</text:p>
            </text:list-item>
            <text:list-item>
              <text:p text:style-name="P10">CLI interface would be used for backend, such as setting up your own server.</text:p>
            </text:list-item>
          </text:list>
        </text:list-item>
        <text:list-item>
          <text:p text:style-name="P10">Server API will be ideally decentralized.</text:p>
          <text:list>
            <text:list-item>
              <text:p text:style-name="P4">API will be made with Python or Javascript.</text:p>
            </text:list-item>
            <text:list-item>
              <text:p text:style-name="P10">You can make your own server. This means that </text:p>
              <text:list>
                <text:list-item>
                  <text:p text:style-name="P10">You have absolute control over what happens in your server</text:p>
                </text:list-item>
                <text:list-item>
                  <text:p text:style-name="P10">You aren’t isolated to your own server, you can follow people and play worlds on another server just like if you were on the same server. This would work similar to Reddit.</text:p>
                </text:list-item>
                <text:list-item>
                  <text:p text:style-name="P10">You can make it an invite-only community, or let anyone sign on to it.</text:p>
                </text:list-item>
              </text:list>
            </text:list-item>
          </text:list>
        </text:list-item>
        <text:list-item>
          <text:p text:style-name="P5">Will incorporate some aspects of the UNIX and KISS philosophies in its design.</text:p>
          <text:list>
            <text:list-item>
              <text:p text:style-name="P5">UNIX – Write programs that do one thing and do it well, write programs to work together.</text:p>
              <text:list>
                <text:list-item>
                  <text:p text:style-name="P5">This means that it might consist of multiple applications, or modules that can be installed separately, like a content browser, player, world editor, mod editor. <text:span text:style-name="T2">This could allow for a web/desktop hybrid interface.</text:span></text:p>
                </text:list-item>
                <text:list-item>
                  <text:p text:style-name="P6">T<text:span text:style-name="T1">hese should work together well, such as using the content browser to open something in the player, open the world editor, etc.</text:span></text:p>
                </text:list-item>
              </text:list>
            </text:list-item>
            <text:list-item>
              <text:p text:style-name="P5">KISS – Keep it short and simple.</text:p>
              <text:list>
                <text:list-item>
                  <text:p text:style-name="P6"><text:span text:style-name="T1">O</text:span>ptimize the application(s) as much as possible to avoid unnecessary complexity (software bloat).</text:p>
                </text:list-item>
                <text:list-item>
                  <text:p text:style-name="P8">Make everything as simple as possible but not simpler, less is more, just optimize the damn software so it can run on a potato no problem.</text:p>
                </text:list-item>
                <text:list-item>
                  <text:p text:style-name="P8">Do not let simplicity interfere with the design objective, only use it when streamlining something.</text:p>
                </text:list-item>
              </text:list>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Inter" svg:font-family="Inter" style:font-pitch="variable"/>
    <style:font-face style:name="Inter Semi Bold" svg:font-family="'Inter Semi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3T00:37:55.422157202</meta:creation-date>
    <dc:date>2022-06-03T01:21:16.071562687</dc:date>
    <meta:editing-duration>PT11M48S</meta:editing-duration>
    <meta:editing-cycles>4</meta:editing-cycles>
    <meta:generator>LibreOffice/7.3.3.2$Linux_X86_64 LibreOffice_project/30$Build-2</meta:generator>
    <meta:document-statistic meta:table-count="0" meta:image-count="0" meta:object-count="0" meta:page-count="1" meta:paragraph-count="24" meta:word-count="316" meta:character-count="1732" meta:non-whitespace-character-count="1460"/>
  </office:meta>
</office:document-meta>
</file>